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4"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5"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6"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7"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8"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9"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P10"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11"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12"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13"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4"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5"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17" style:family="paragraph" style:parent-style-name="Standard">
      <style:paragraph-properties fo:text-align="justify" style:justify-single-word="false"/>
      <style:text-properties fo:font-size="11pt" officeooo:rsid="00042d72" officeooo:paragraph-rsid="00165534" style:font-size-asian="11pt" style:font-size-complex="11pt"/>
    </style:style>
    <style:style style:name="P18"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20"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22"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24" style:family="paragraph" style:parent-style-name="Standard">
      <style:paragraph-properties fo:text-align="justify" style:justify-single-word="false"/>
      <style:text-properties fo:color="#ce181e" fo:font-size="11pt" officeooo:rsid="00100dd1" officeooo:paragraph-rsid="00100dd1"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 du rapport :</text:p>
      <text:p text:style-name="P3"/>
      <text:p text:style-name="P3"/>
      <text:p text:style-name="P3">Première page :</text:p>
      <text:list xml:id="list4004569559" text:style-name="L1">
        <text:list-item>
          <text:p text:style-name="P7">Description générale</text:p>
        </text:list-item>
        <text:list-item>
          <text:p text:style-name="P7">Mode d’emploi</text:p>
        </text:list-item>
      </text:list>
      <text:p text:style-name="P3">Deux pages suivantes</text:p>
      <text:list xml:id="list4136847954" text:style-name="L2">
        <text:list-item>
          <text:p text:style-name="P8">Solutions techniques apportées</text:p>
        </text:list-item>
        <text:list-item>
          <text:p text:style-name="P8">Description de la machine d’états d’états finis générale</text:p>
        </text:list-item>
        <text:list-item>
          <text:p text:style-name="P8">… ainsi que des machines d’états <text:s/>secondaires lorsqu’intéressantes</text:p>
        </text:list-item>
        <text:list-item>
          <text:p text:style-name="P8">Description des solutions techniques originales apportées à la résolution de problèmes rencontrés lors du développement</text:p>
          <text:list>
            <text:list-item>
              <text:p text:style-name="P9">parler du diviseur</text:p>
            </text:list-item>
            <text:list-item>
              <text:p text:style-name="P9">parler du convertisseur vers une fréquence à 10 Hz.</text:p>
            </text:list-item>
          </text:list>
        </text:list-item>
        <text:list-item>
          <text:p text:style-name="P8">présenter des schémas reproduits de logisim-evolution, dans un format adapté à un rapport.</text:p>
        </text:list-item>
      </text:list>
      <text:p text:style-name="P3"/>
      <text:p text:style-name="P3"/>
      <text:p text:style-name="P3"/>
      <text:p text:style-name="P3">Voir plus bas.</text:p>
      <text:p text:style-name="P6">Rapport de projet</text:p>
      <text:p text:style-name="P3"/>
      <text:p text:style-name="P5">Introduction <text:span text:style-name="T21">et description générale</text:span></text:p>
      <text:p text:style-name="P3"/>
      <text:p text:style-name="P3"><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3"/>
      <text:p text:style-name="P3"><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3"/>
      <text:p text:style-name="P3"><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3"/>
      <text:p text:style-name="P3"/>
      <text:p text:style-name="P5">Mode d’emploi</text:p>
      <text:p text:style-name="P4"/>
      <text:p text:style-name="P4"><text:tab/><text:span text:style-name="T6">Pour rendre l’installation fonctionnelle, la première chose à faire est d’activer l’interrupteur à l’extrême droite sur la carte, suite à quoi, les interrupteurs n’auront plus à être touchés.</text:span></text:p>
      <text:p text:style-name="P4"/>
      <text:p text:style-name="P17"><text:span text:style-name="T7"><text:tab/>De manière générale, lorsqu’aucune heure ou durée n’est en train d’être saisie par l’utilisateur, appuyer courtement sur le premier bouton passe à l’état suivant.</text:span></text:p>
      <text:p text:style-name="P4"/>
      <text:p text:style-name="P4"><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4"/>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23"/>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8"/>
      <text:p text:style-name="P4"><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19"/>
      <text:p text:style-name="P4"><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4"/>
      <text:p text:style-name="P20">Description de la machine d’états finis générale</text:p>
      <text:p text:style-name="P10"/>
      <text:p text:style-name="P11"><text:tab/>La machine d’états fini<text:span text:style-name="T22">s</text:span> générale se compose des cinq états décrits dans le mode d’emploi : quatre pour les fonctionnalités, et une pour la sonnerie. Un bouton (B) permet de cycler parmi les quatre états.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11"/>
      <text:p text:style-name="P24">#mettre le schéma ici.</text:p>
      <text:p text:style-name="P12"/>
      <text:p text:style-name="P15"><text:tab/>Bien entendu, l<text:span text:style-name="T25">e projet comprend d’autres machines d’états, comme pour régler une heure par exemple</text:span>.</text:p>
      <text:p text:style-name="P12"/>
      <text:p text:style-name="P24">#comment visionne-t-on les tours du chrono ? </text:p>
      <text:p text:style-name="P12"/>
      <text:p text:style-name="P22">Solutions techniques apportées</text:p>
      <text:p text:style-name="P12"/>
      <text:p text:style-name="P14"><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12"/>
      <text:p text:style-name="P21">Problèmes rencontrés lors du développements</text:p>
      <text:p text:style-name="P12"/>
      <text:p text:style-name="P13"><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par celui de Logisim, notre projet est simulé sans problèmes, si bien que nous fournissons deux fichiers .circ : un pour la consultation dans Logisim, et un pour mettre sur la carte. Ces fichiers ne diffèrent que par le module divis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7T12:43:23.327992835</dc:date>
    <meta:editing-duration>PT54M27S</meta:editing-duration>
    <meta:editing-cycles>8</meta:editing-cycles>
    <meta:generator>LibreOffice/5.4.2.2$Linux_X86_64 LibreOffice_project/40m0$Build-2</meta:generator>
    <meta:document-statistic meta:table-count="0" meta:image-count="0" meta:object-count="0" meta:page-count="3" meta:paragraph-count="36" meta:word-count="1042" meta:character-count="6620" meta:non-whitespace-character-count="5607"/>
  </office:meta>
</office:document-meta>
</file>